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text-properties officeooo:rsid="001eed40" officeooo:paragraph-rsid="001eed4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website-flow</text:p>
      <text:p text:style-name="Preformatted_20_Text"/>
      <text:list xml:id="list804681057" text:style-name="L1">
        <text:list-item>
          <text:p text:style-name="P1">Mimolette</text:p>
        </text:list-item>
        <text:list-item>
          <text:p text:style-name="P1">Raclette</text:p>
        </text:list-item>
        <text:list-item>
          <text:p text:style-name="P1">Tartiflette</text:p>
        </text:list-item>
        <text:list-item>
          <text:p text:style-name="P1">Emmental</text:p>
        </text:list-item>
        <text:list-item>
          <text:p text:style-name="P1">Chedda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6T10:21:54.025128284</dc:date>
    <meta:editing-duration>PT2M55S</meta:editing-duration>
    <meta:editing-cycles>1</meta:editing-cycles>
    <meta:document-statistic meta:table-count="0" meta:image-count="0" meta:object-count="0" meta:page-count="1" meta:paragraph-count="6" meta:word-count="12" meta:character-count="62" meta:non-whitespace-character-count="61"/>
    <meta:generator>LibreOffice/7.3.7.2$Linux_X86_64 LibreOffice_project/30$Build-2</meta:generator>
  </office:meta>
</office:document-meta>
</file>